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etSendBufferSiz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TcpNo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Send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etSoTimeou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etKeepAlive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ocket( java . net . SocketImp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Receiv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etSoLinger( boolean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ocket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hutdown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SoLin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Keep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So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hutdown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ocket( java . net . InetAddress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In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ocket( java . net . InetAddress var0 , int var1 , java . net . InetAddress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ocket( java . lang . String var0 , int var1 , java . net . InetAddress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etTcpNoDelay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etReceiveBufferSiz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etSocketImplFactory( java . net . SocketImplFacto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